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UR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_MIN</text:p>
          </table:table-cell>
          <table:table-cell office:value-type="string" calcext:value-type="string">
            <text:p>TEMPERATURE_MAX</text:p>
          </table:table-cell>
          <table:table-cell office:value-type="string" calcext:value-type="string">
            <text:p>DJU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NEBULOSITY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NSO_ELEC</text:p>
          </table:table-cell>
        </table:table-row>
        <table:table-row table:style-name="ro1">
          <table:table-cell office:value-type="string" calcext:value-type="string">
            <text:p>15/06/2020 14:00</text:p>
          </table:table-cell>
          <table:table-cell table:number-columns-repeated="8"/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15/06/2020 15:00</text:p>
          </table:table-cell>
          <table:table-cell table:number-columns-repeated="8"/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15/06/2020 16:00</text:p>
          </table:table-cell>
          <table:table-cell table:number-columns-repeated="8"/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15/06/2020 17:00</text:p>
          </table:table-cell>
          <table:table-cell table:number-columns-repeated="8"/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15/06/2020 18:00</text:p>
          </table:table-cell>
          <table:table-cell table:number-columns-repeated="8"/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15/06/2020 19:00</text:p>
          </table:table-cell>
          <table:table-cell table:number-columns-repeated="8"/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15/06/2020 20:00</text:p>
          </table:table-cell>
          <table:table-cell table:number-columns-repeated="8"/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15/06/2020 21:00</text:p>
          </table:table-cell>
          <table:table-cell table:number-columns-repeated="8"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15/06/2020 22:00</text:p>
          </table:table-cell>
          <table:table-cell table:number-columns-repeated="8"/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15/06/2020 23:00</text:p>
          </table:table-cell>
          <table:table-cell table:number-columns-repeated="8"/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6/06/2020 00:00</text:p>
          </table:table-cell>
          <table:table-cell table:number-columns-repeated="8"/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16/06/2020 01:00</text:p>
          </table:table-cell>
          <table:table-cell table:number-columns-repeated="8"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16/06/2020 02:00</text:p>
          </table:table-cell>
          <table:table-cell table:number-columns-repeated="8"/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6/06/2020 03:00</text:p>
          </table:table-cell>
          <table:table-cell table:number-columns-repeated="8"/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16/06/2020 04:00</text:p>
          </table:table-cell>
          <table:table-cell table:number-columns-repeated="8"/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16/06/2020 05:00</text:p>
          </table:table-cell>
          <table:table-cell table:number-columns-repeated="8"/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16/06/2020 06:00</text:p>
          </table:table-cell>
          <table:table-cell table:number-columns-repeated="8"/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16/06/2020 07:00</text:p>
          </table:table-cell>
          <table:table-cell table:number-columns-repeated="8"/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16/06/2020 08:00</text:p>
          </table:table-cell>
          <table:table-cell table:number-columns-repeated="8"/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16/06/2020 09:00</text:p>
          </table:table-cell>
          <table:table-cell table:number-columns-repeated="8"/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16/06/2020 10:00</text:p>
          </table:table-cell>
          <table:table-cell table:number-columns-repeated="8"/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16/06/2020 11:00</text:p>
          </table:table-cell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/06/2020 12:00</text:p>
          </table:table-cell>
          <table:table-cell table:number-columns-repeated="8"/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16/06/2020 13:00</text:p>
          </table:table-cell>
          <table:table-cell table:number-columns-repeated="8"/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16/06/2020 14:00</text:p>
          </table:table-cell>
          <table:table-cell table:number-columns-repeated="8"/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16/06/2020 15:00</text:p>
          </table:table-cell>
          <table:table-cell table:number-columns-repeated="8"/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16/06/2020 16:00</text:p>
          </table:table-cell>
          <table:table-cell table:number-columns-repeated="8"/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16/06/2020 17:00</text:p>
          </table:table-cell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/06/2020 18:00</text:p>
          </table:table-cell>
          <table:table-cell table:number-columns-repeated="8"/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16/06/2020 19:00</text:p>
          </table:table-cell>
          <table:table-cell table:number-columns-repeated="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/06/2020 20:00</text:p>
          </table:table-cell>
          <table:table-cell table:number-columns-repeated="8"/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16/06/2020 21:00</text:p>
          </table:table-cell>
          <table:table-cell table:number-columns-repeated="8"/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16/06/2020 22:00</text:p>
          </table:table-cell>
          <table:table-cell table:number-columns-repeated="8"/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16/06/2020 23:00</text:p>
          </table:table-cell>
          <table:table-cell table:number-columns-repeated="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7/06/2020 00:00</text:p>
          </table:table-cell>
          <table:table-cell table:number-columns-repeated="8"/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17/06/2020 01:00</text:p>
          </table:table-cell>
          <table:table-cell table:number-columns-repeated="8"/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17/06/2020 02:00</text:p>
          </table:table-cell>
          <table:table-cell table:number-columns-repeated="8"/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17/06/2020 03:00</text:p>
          </table:table-cell>
          <table:table-cell table:number-columns-repeated="8"/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17/06/2020 04:00</text:p>
          </table:table-cell>
          <table:table-cell table:number-columns-repeated="8"/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17/06/2020 05:00</text:p>
          </table:table-cell>
          <table:table-cell table:number-columns-repeated="8"/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7/06/2020 06:00</text:p>
          </table:table-cell>
          <table:table-cell table:number-columns-repeated="8"/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17/06/2020 07:00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/06/2020 08:00</text:p>
          </table:table-cell>
          <table:table-cell table:number-columns-repeated="8"/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17/06/2020 09:00</text:p>
          </table:table-cell>
          <table:table-cell table:number-columns-repeated="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7/06/2020 10:00</text:p>
          </table:table-cell>
          <table:table-cell table:number-columns-repeated="8"/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17/06/2020 11:00</text:p>
          </table:table-cell>
          <table:table-cell table:number-columns-repeated="8"/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17/06/2020 12:00</text:p>
          </table:table-cell>
          <table:table-cell table:number-columns-repeated="8"/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17/06/2020 13:00</text:p>
          </table:table-cell>
          <table:table-cell table:number-columns-repeated="8"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17/06/2020 14:00</text:p>
          </table:table-cell>
          <table:table-cell table:number-columns-repeated="8"/>
          <table:table-cell office:value-type="float" office:value="0.37" calcext:value-type="float">
            <text:p>0,37</text:p>
          </table:table-cell>
        </table:table-row>
      </table:table>
      <table:table table:name="DAY" table:style-name="ta2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_MIN</text:p>
          </table:table-cell>
          <table:table-cell office:value-type="string" calcext:value-type="string">
            <text:p>TEMPERATURE_MAX</text:p>
          </table:table-cell>
          <table:table-cell office:value-type="string" calcext:value-type="string">
            <text:p>DJU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NEBULOSITY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NSO_ELEC</text:p>
          </table:table-cell>
        </table:table-row>
        <table:table-row table:style-name="ro1">
          <table:table-cell office:value-type="string" calcext:value-type="string">
            <text:p>15/06/2020 00:00</text:p>
          </table:table-cell>
          <table:table-cell office:value-type="float" office:value="-1.5" calcext:value-type="float">
            <text:p>-1,5</text:p>
          </table:table-cell>
          <table:table-cell office:value-type="float" office:value="16.4" calcext:value-type="float">
            <text:p>16,4</text:p>
          </table:table-cell>
          <table:table-cell office:value-type="float" office:value="-2.8" calcext:value-type="float">
            <text:p>-2,8</text:p>
          </table:table-cell>
          <table:table-cell office:value-type="float" office:value="0.9" calcext:value-type="float">
            <text:p>0,9</text:p>
          </table:table-cell>
          <table:table-cell office:value-type="float" office:value="98778.3" calcext:value-type="float">
            <text:p>98778,3</text:p>
          </table:table-cell>
          <table:table-cell office:value-type="float" office:value="12.7" calcext:value-type="float">
            <text:p>12,7</text:p>
          </table:table-cell>
          <table:table-cell office:value-type="float" office:value="93.7" calcext:value-type="float">
            <text:p>93,7</text:p>
          </table:table-cell>
          <table:table-cell office:value-type="float" office:value="7.5" calcext:value-type="float">
            <text:p>7,5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string" calcext:value-type="string">
            <text:p>16/06/2020 00:00</text:p>
          </table:table-cell>
          <table:table-cell office:value-type="float" office:value="11.7" calcext:value-type="float">
            <text:p>11,7</text:p>
          </table:table-cell>
          <table:table-cell office:value-type="float" office:value="6.8" calcext:value-type="float">
            <text:p>6,8</text:p>
          </table:table-cell>
          <table:table-cell office:value-type="float" office:value="37.8" calcext:value-type="float">
            <text:p>37,8</text:p>
          </table:table-cell>
          <table:table-cell office:value-type="float" office:value="1.8" calcext:value-type="float">
            <text:p>1,8</text:p>
          </table:table-cell>
          <table:table-cell office:value-type="float" office:value="101620.7" calcext:value-type="float">
            <text:p>101620,7</text:p>
          </table:table-cell>
          <table:table-cell office:value-type="float" office:value="83.7" calcext:value-type="float">
            <text:p>83,7</text:p>
          </table:table-cell>
          <table:table-cell office:value-type="float" office:value="29.3" calcext:value-type="float">
            <text:p>29,3</text:p>
          </table:table-cell>
          <table:table-cell office:value-type="float" office:value="6.9" calcext:value-type="float">
            <text:p>6,9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string" calcext:value-type="string">
            <text:p>17/06/2020 00:00</text:p>
          </table:table-cell>
          <table:table-cell office:value-type="float" office:value="37.7" calcext:value-type="float">
            <text:p>37,7</text:p>
          </table:table-cell>
          <table:table-cell office:value-type="float" office:value="32" calcext:value-type="float">
            <text:p>32</text:p>
          </table:table-cell>
          <table:table-cell office:value-type="float" office:value="20.1" calcext:value-type="float">
            <text:p>20,1</text:p>
          </table:table-cell>
          <table:table-cell office:value-type="float" office:value="3.9" calcext:value-type="float">
            <text:p>3,9</text:p>
          </table:table-cell>
          <table:table-cell office:value-type="float" office:value="98762.3" calcext:value-type="float">
            <text:p>98762,3</text:p>
          </table:table-cell>
          <table:table-cell office:value-type="float" office:value="53.8" calcext:value-type="float">
            <text:p>53,8</text:p>
          </table:table-cell>
          <table:table-cell office:value-type="float" office:value="44.2" calcext:value-type="float">
            <text:p>44,2</text:p>
          </table:table-cell>
          <table:table-cell office:value-type="float" office:value="8.7" calcext:value-type="float">
            <text:p>8,7</text:p>
          </table:table-cell>
          <table:table-cell office:value-type="float" office:value="26.8" calcext:value-type="float">
            <text:p>26,8</text:p>
          </table:table-cell>
        </table:table-row>
      </table:table>
      <table:table table:name="WEEK" table:style-name="ta3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_MIN</text:p>
          </table:table-cell>
          <table:table-cell office:value-type="string" calcext:value-type="string">
            <text:p>TEMPERATURE_MAX</text:p>
          </table:table-cell>
          <table:table-cell office:value-type="string" calcext:value-type="string">
            <text:p>DJU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NEBULOSITY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NSO_ELEC</text:p>
          </table:table-cell>
        </table:table-row>
        <table:table-row table:style-name="ro1">
          <table:table-cell office:value-type="string" calcext:value-type="string">
            <text:p>15/06/2020 00:00</text:p>
          </table:table-cell>
          <table:table-cell office:value-type="float" office:value="20.4" calcext:value-type="float">
            <text:p>20,4</text:p>
          </table:table-cell>
          <table:table-cell office:value-type="float" office:value="6.1" calcext:value-type="float">
            <text:p>6,1</text:p>
          </table:table-cell>
          <table:table-cell office:value-type="float" office:value="37.8" calcext:value-type="float">
            <text:p>37,8</text:p>
          </table:table-cell>
          <table:table-cell office:value-type="float" office:value="13.3" calcext:value-type="float">
            <text:p>13,3</text:p>
          </table:table-cell>
          <table:table-cell office:value-type="float" office:value="100290.5" calcext:value-type="float">
            <text:p>100290,5</text:p>
          </table:table-cell>
          <table:table-cell office:value-type="float" office:value="52.2" calcext:value-type="float">
            <text:p>52,2</text:p>
          </table:table-cell>
          <table:table-cell office:value-type="float" office:value="32.5" calcext:value-type="float">
            <text:p>32,5</text:p>
          </table:table-cell>
          <table:table-cell office:value-type="float" office:value="61.5" calcext:value-type="float">
            <text:p>61,5</text:p>
          </table:table-cell>
          <table:table-cell office:value-type="float" office:value="229" calcext:value-type="float">
            <text:p>229</text:p>
          </table:table-cell>
        </table:table-row>
      </table:table>
      <table:table table:name="MONTH" table:style-name="ta4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_MIN</text:p>
          </table:table-cell>
          <table:table-cell office:value-type="string" calcext:value-type="string">
            <text:p>TEMPERATURE_MAX</text:p>
          </table:table-cell>
          <table:table-cell office:value-type="string" calcext:value-type="string">
            <text:p>DJU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NEBULOSITY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NSO_ELEC</text:p>
          </table:table-cell>
        </table:table-row>
        <table:table-row table:style-name="ro1">
          <table:table-cell office:value-type="string" calcext:value-type="string">
            <text:p>01/06/2020 00:00</text:p>
          </table:table-cell>
          <table:table-cell office:value-type="float" office:value="15.6" calcext:value-type="float">
            <text:p>15,6</text:p>
          </table:table-cell>
          <table:table-cell office:value-type="float" office:value="-9.6" calcext:value-type="float">
            <text:p>-9,6</text:p>
          </table:table-cell>
          <table:table-cell office:value-type="float" office:value="38.2" calcext:value-type="float">
            <text:p>38,2</text:p>
          </table:table-cell>
          <table:table-cell office:value-type="float" office:value="38.6" calcext:value-type="float">
            <text:p>38,6</text:p>
          </table:table-cell>
          <table:table-cell office:value-type="float" office:value="100790.9" calcext:value-type="float">
            <text:p>100790,9</text:p>
          </table:table-cell>
          <table:table-cell office:value-type="float" office:value="43.8" calcext:value-type="float">
            <text:p>43,8</text:p>
          </table:table-cell>
          <table:table-cell office:value-type="float" office:value="38.6" calcext:value-type="float">
            <text:p>38,6</text:p>
          </table:table-cell>
          <table:table-cell office:value-type="float" office:value="249" calcext:value-type="float">
            <text:p>249</text:p>
          </table:table-cell>
          <table:table-cell office:value-type="float" office:value="758.7" calcext:value-type="float">
            <text:p>758,7</text:p>
          </table:table-cell>
        </table:table-row>
      </table:table>
      <table:table table:name="YEAR" table:style-name="ta5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_MIN</text:p>
          </table:table-cell>
          <table:table-cell office:value-type="string" calcext:value-type="string">
            <text:p>TEMPERATURE_MAX</text:p>
          </table:table-cell>
          <table:table-cell office:value-type="string" calcext:value-type="string">
            <text:p>DJU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NEBULOSITY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NSO_ELEC</text:p>
          </table:table-cell>
        </table:table-row>
        <table:table-row table:style-name="ro1">
          <table:table-cell office:value-type="string" calcext:value-type="string">
            <text:p>01/01/2020 00:00</text:p>
          </table:table-cell>
          <table:table-cell office:value-type="float" office:value="16.2" calcext:value-type="float">
            <text:p>16,2</text:p>
          </table:table-cell>
          <table:table-cell office:value-type="float" office:value="-9.6" calcext:value-type="float">
            <text:p>-9,6</text:p>
          </table:table-cell>
          <table:table-cell office:value-type="float" office:value="40" calcext:value-type="float">
            <text:p>40</text:p>
          </table:table-cell>
          <table:table-cell office:value-type="float" office:value="325.9" calcext:value-type="float">
            <text:p>325,9</text:p>
          </table:table-cell>
          <table:table-cell office:value-type="float" office:value="100882.9" calcext:value-type="float">
            <text:p>100882,9</text:p>
          </table:table-cell>
          <table:table-cell office:value-type="float" office:value="47.2" calcext:value-type="float">
            <text:p>47,2</text:p>
          </table:table-cell>
          <table:table-cell office:value-type="float" office:value="45.7" calcext:value-type="float">
            <text:p>45,7</text:p>
          </table:table-cell>
          <table:table-cell office:value-type="float" office:value="1798.9" calcext:value-type="float">
            <text:p>1798,9</text:p>
          </table:table-cell>
          <table:table-cell office:value-type="float" office:value="5651.2" calcext:value-type="float">
            <text:p>565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3">
      <style:header/>
      <style:header-left style:display="false"/>
      <style:footer/>
      <style:footer-left style:display="false"/>
    </style:master-page>
    <style:master-page style:name="mp4" style:page-layout-name="Mpm3">
      <style:header/>
      <style:header-left style:display="false"/>
      <style:footer/>
      <style:footer-left style:display="false"/>
    </style:master-page>
    <style:master-page style:name="mp5" style:page-layout-name="Mpm3">
      <style:header/>
      <style:header-left style:display="false"/>
      <style:footer/>
      <style:footer-left style:display="false"/>
    </style:master-page>
    <style:master-page style:name="mp6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imon Mellerin </dc:creator>
    <meta:creation-date>2020-06-24T14:51:00+02:00</meta:creation-date>
    <dc:date>2020-06-24T15:01:32.048142318</dc:date>
    <meta:editing-duration>PT10S</meta:editing-duration>
    <meta:editing-cycles>1</meta:editing-cycles>
    <meta:document-statistic meta:table-count="5" meta:cell-count="208" meta:object-count="0"/>
    <meta:generator>LibreOffice/6.0.7.3$Linux_X86_64 LibreOffice_project/00m0$Build-3</meta:generator>
  </office:meta>
</office:document-meta>
</file>